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3.739cm"/>
    </style:style>
    <style:style style:name="co15" style:family="table-column">
      <style:table-column-properties fo:break-before="auto" style:column-width="0.515cm"/>
    </style:style>
    <style:style style:name="co16" style:family="table-column">
      <style:table-column-properties fo:break-before="auto" style:column-width="1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Sheet2.B21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Sheet2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T1" style:family="text">
      <style:text-properties style:font-name="Liberation Sans2"/>
    </style:style>
  </office:automatic-styles>
  <office:body>
    <office:spreadsheet>
      <table:content-validations>
        <table:content-validation table:name="val1" table:condition="of:cell-content-is-in-list([$'Kerbol System'.$A$2:.$A$18])" table:allow-empty-cell="false" table:display-list="unsorted" table:base-cell-address="Sheet2.B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Default" table:number-columns-repeated="2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.M18];2;0)" office:value-type="float" office:value="3531600000000" calcext:value-type="float">
            <text:p>3.5316E+12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.M18];3;0)" office:value-type="float" office:value="1.17233279483249E+018" calcext:value-type="float">
            <text:p>1.1723E+18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  <table:table-cell table:style-name="ce24" table:formula="of:=VLOOKUP([.B1];[$'Kerbol System'.A2:.M18];8;0)" office:value-type="float" office:value="0" calcext:value-type="float">
            <text:p>0.000000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clination</text:p>
          </table:table-cell>
          <table:table-cell table:style-name="ce26" table:formula="of:=VLOOKUP([.B1];[$'Kerbol System'.A2: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style-name="ce21" table:formula="of:=VLOOKUP([.B1];[$'Kerbol System'.A2:.R18];17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I</text:p>
          </table:table-cell>
          <table:table-cell table:style-name="ce23" table:formula="of:=VLOOKUP([.B1];[$'Kerbol System'.A2:.R18];18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tm. Height</text:p>
          </table:table-cell>
          <table:table-cell table:style-name="ce20" table:formula="of:=VLOOKUP([.B1];[$'Kerbol System'.A2:.R18];14;0)" office:value-type="float" office:value="70000" calcext:value-type="float">
            <text:p>70,0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bstacle Height</text:p>
          </table:table-cell>
          <table:table-cell table:style-name="ce20" table:formula="of:=VLOOKUP([.B1];[$'Kerbol System'.A2:.R18];15;0)" office:value-type="float" office:value="6767" calcext:value-type="float">
            <text:p>6,76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/>
          <table:table-cell office:value-type="string" calcext:value-type="string">
            <text:p>m/s<text:span text:style-name="T1">²</text:span></text:p>
          </table:table-cell>
        </table:table-row>
        <table:table-row table:style-name="ro1">
          <table:table-cell office:value-type="string" calcext:value-type="string">
            <text:p>g/g0</text:p>
          </table:table-cell>
          <table:table-cell table:style-name="ce21" table:formula="of:=[.B18]/9.8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/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([.B5]+MAX([.B16];[.B17])))" office:value-type="float" office:value="2295.87560118561" calcext:value-type="float">
            <text:p>2,295.88</text:p>
          </table:table-cell>
          <table:table-cell/>
          <table:table-cell office:value-type="string" calcext:value-type="string">
            <text:p>m/s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2.B21:Sheet2.D22">
            <calcext:condition calcext:apply-style-name="Red BG" calcext:value="formula-is([.$B$21]&gt;=[.$B$15])" calcext:base-cell-address="Sheet2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0T10:22:41.380000000</dc:date>
    <meta:editing-duration>PT3H16M1S</meta:editing-duration>
    <meta:editing-cycles>27</meta:editing-cycles>
    <meta:generator>LibreOffice/7.4.2.3$Windows_X86_64 LibreOffice_project/382eef1f22670f7f4118c8c2dd222ec7ad009daf</meta:generator>
    <meta:document-statistic meta:table-count="2" meta:cell-count="354" meta:object-count="0"/>
  </office:meta>
</office:document-meta>
</file>